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Summary</text:h>
      <text:section text:style-name="Sect1" text:name="Summary">
        <text:p text:style-name="Text_20_body">I like GW extruder and saw some ways to improve it. Indeed all my current Piper printers (<text:a xlink:type="simple" xlink:href="https://www.thingiverse.com/thing:2794632" text:style-name="Internet_20_link" text:visited-style-name="Visited_20_Internet_20_Link">https://www.thingiverse.com/thing:2794632</text:a>) are running on this version or AJGW extruders.<text:line-break/>Problems I tried to fix are: E3D hotend is mounted on 2 screws and moves after some use; closing filament clamp (compressor... name it) may jam filament. Have added a new fast release, which works better for me opens and closes easier. Included mounts for Bowden tube and for E3D hotend.<text:line-break/>Autocad Fusion 360 project may be found at: <text:a xlink:type="simple" xlink:href="https://a360.co/2Iu8v5x" text:style-name="Internet_20_link" text:visited-style-name="Visited_20_Internet_20_Link">https://a360.co/2Iu8v5x</text:a> or downloaded as part of all files. Autocad assembly contains components from McMaster webpage, E3D from <text:a xlink:type="simple" xlink:href="https://www.thingiverse.com/thing:341689" text:style-name="Internet_20_link" text:visited-style-name="Visited_20_Internet_20_Link">https://www.thingiverse.com/thing:341689</text:a> , and I do not remember the source of NEMA 17 component.</text:p>
        <text:p text:style-name="Text_20_body">Quick release in action: <text:a xlink:type="simple" xlink:href="https://youtu.be/Ad7Fl6Ia978" text:style-name="Internet_20_link" text:visited-style-name="Visited_20_Internet_20_Link">https://youtu.be/Ad7Fl6Ia978</text:a></text:p>
        <text:p text:style-name="Text_20_body">As noted by Alain idler mount, which I call "filament compressor" may need to be printed on a side.</text:p>
        <text:p text:style-name="Text_20_body">You may also check my website <text:a xlink:type="simple" xlink:href="https://piper3dprinter.com/" text:style-name="Internet_20_link" text:visited-style-name="Visited_20_Internet_20_Link">https://piper3dprinter.com</text:a> for other things I do.</text:p>
      </text:section>
      <text:section text:style-name="Sect1" text:name="Post-Printing">
        <text:h text:style-name="Heading_20_4" text:outline-level="4">Post-Printing</text:h>
        <text:p text:style-name="Text_20_body">You will also need:<text:line-break/>3 - 608 ball bearings<text:line-break/>1 - 18mm pin (may be a rod cut from a bolt) 5/16 or M8 to mount ball bearing in the "compressor" (idler)<text:line-break/>2 - M4 50mm not fully threaded bolts for quick release<text:line-break/>2 -1/4 in x0.5 in x0.035 in (6.4 mm x12 mm x0.9mm) (maybe other which will slide on M4 and held by M4 head) compression springs<text:line-break/>1 - Nema 17 motor<text:line-break/>1 - Hobbed bolt 5/16 or M8 (check my things for a tool to make one)<text:line-break/>2 - nuts 5/16 or M8 to lock hobbed bolt<text:line-break/>3 - M3 8mm bolts to hold the motor<text:line-break/>1 - #6 1.5 in or M4 30 mm bolt and nut to hold idler ("compressor")<text:line-break/>2 - #4 3/4 in or M3 18-20mm screws and nuts for E3D or Bowden mount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21:55:14.007000000</meta:creation-date>
    <dc:date>2024-09-06T21:55:32.566000000</dc:date>
    <meta:editing-duration>PT19S</meta:editing-duration>
    <meta:editing-cycles>1</meta:editing-cycles>
    <meta:document-statistic meta:table-count="0" meta:image-count="0" meta:object-count="0" meta:page-count="1" meta:paragraph-count="7" meta:word-count="294" meta:character-count="1616" meta:non-whitespace-character-count="1329"/>
    <meta:generator>LibreOffice/7.5.3.2$Windows_X86_64 LibreOffice_project/9f56dff12ba03b9acd7730a5a481eea045e468f3</meta:generator>
  </office:meta>
</office:document-meta>
</file>